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67a4e" officeooo:paragraph-rsid="00067a4e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067a4e" officeooo:paragraph-rsid="00067a4e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48pt" officeooo:rsid="00067a4e" officeooo:paragraph-rsid="00067a4e" style:font-size-asian="48pt" style:font-size-complex="48pt"/>
    </style:style>
    <style:style style:name="P4" style:family="paragraph" style:parent-style-name="Standard">
      <style:paragraph-properties fo:text-align="center" style:justify-single-word="false"/>
      <style:text-properties fo:font-size="26pt" officeooo:rsid="00067a4e" officeooo:paragraph-rsid="00067a4e" style:font-size-asian="26pt" style:font-size-complex="26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67a4e" officeooo:paragraph-rsid="00067a4e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officeooo:rsid="00067a4e" officeooo:paragraph-rsid="00067a4e" style:font-size-asian="14pt" style:font-size-complex="14pt"/>
    </style:style>
    <style:style style:name="T1" style:family="text">
      <style:text-properties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rabajo Práctico</text:p>
      <text:p text:style-name="P3">Gestión de Datos</text:p>
      <text:p text:style-name="P4">Sistema Eléctrico 2020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Integrantes:</text:p>
      <text:p text:style-name="P2"><text:span text:style-name="T1">Albino, Nahuel Albino – </text:span><text:a xlink:type="simple" xlink:href="mailto:nahuel.albino@gmail.com" text:style-name="Internet_20_link" text:visited-style-name="Visited_20_Internet_20_Link"><text:span text:style-name="T1">nahuel.albino@gmail.com</text:span></text:a></text:p>
      <text:p text:style-name="P6">Giancarelli, Francisco – <text:a xlink:type="simple" xlink:href="mailto:franciscogiancarelli@gmail.com" text:style-name="Internet_20_link" text:visited-style-name="Visited_20_Internet_20_Link">franciscogiancarelli@gmail.com</text:a></text:p>
      <text:p text:style-name="P6"/>
      <text:p text:style-name="P6"/>
      <text:p text:style-name="P6"/>
      <text:p text:style-name="P6"/>
      <text:p text:style-name="P6"><text:soft-pag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6T19:44:21.544612867</meta:creation-date>
    <dc:date>2020-05-16T20:13:10.882757043</dc:date>
    <meta:editing-duration>PT28M5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6" meta:word-count="16" meta:character-count="168" meta:non-whitespace-character-count="156"/>
  </office:meta>
</office:document-meta>
</file>